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DejaVu Sans Mono', monospace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dbcd" officeooo:paragraph-rsid="0019dbcd"/>
    </style:style>
    <style:style style:name="P2" style:family="paragraph" style:parent-style-name="Standard">
      <style:text-properties officeooo:rsid="001b6d16" officeooo:paragraph-rsid="001b6d16"/>
    </style:style>
    <style:style style:name="P3" style:family="paragraph" style:parent-style-name="Standard">
      <style:text-properties officeooo:rsid="001d968c" officeooo:paragraph-rsid="001d968c"/>
    </style:style>
    <style:style style:name="P4" style:family="paragraph" style:parent-style-name="Standard">
      <style:text-properties fo:font-weight="bold" officeooo:rsid="001d968c" officeooo:paragraph-rsid="001d968c" style:font-weight-asian="bold" style:font-weight-complex="bold"/>
    </style:style>
    <style:style style:name="P5" style:family="paragraph" style:parent-style-name="Standard">
      <style:text-properties fo:font-weight="bold" officeooo:rsid="00279aed" officeooo:paragraph-rsid="00279aed" style:font-weight-asian="bold" style:font-weight-complex="bold"/>
    </style:style>
    <style:style style:name="P6" style:family="paragraph" style:parent-style-name="Standard">
      <style:text-properties fo:font-weight="bold" officeooo:rsid="0025e3cb" officeooo:paragraph-rsid="0025e3cb" style:font-weight-asian="bold" style:font-weight-complex="bold"/>
    </style:style>
    <style:style style:name="P7" style:family="paragraph" style:parent-style-name="Standard">
      <style:text-properties fo:font-weight="bold" officeooo:rsid="002a00d3" officeooo:paragraph-rsid="002a00d3" style:font-weight-asian="bold" style:font-weight-complex="bold"/>
    </style:style>
    <style:style style:name="P8" style:family="paragraph" style:parent-style-name="Standard">
      <style:text-properties officeooo:rsid="00219685" officeooo:paragraph-rsid="00219685"/>
    </style:style>
    <style:style style:name="P9" style:family="paragraph" style:parent-style-name="Standard">
      <style:text-properties officeooo:rsid="002275da" officeooo:paragraph-rsid="002275da"/>
    </style:style>
    <style:style style:name="P10" style:family="paragraph" style:parent-style-name="Standard">
      <style:text-properties officeooo:rsid="0025802e" officeooo:paragraph-rsid="0025802e"/>
    </style:style>
    <style:style style:name="P11" style:family="paragraph" style:parent-style-name="Standard">
      <style:text-properties officeooo:rsid="0025e3cb" officeooo:paragraph-rsid="0025e3cb"/>
    </style:style>
    <style:style style:name="P12" style:family="paragraph" style:parent-style-name="Standard">
      <style:text-properties officeooo:rsid="00264c95" officeooo:paragraph-rsid="00264c95"/>
    </style:style>
    <style:style style:name="P13" style:family="paragraph" style:parent-style-name="Standard">
      <style:text-properties officeooo:rsid="00264c95" officeooo:paragraph-rsid="00265c1f"/>
    </style:style>
    <style:style style:name="P14" style:family="paragraph" style:parent-style-name="Standard">
      <style:text-properties officeooo:rsid="00265ff3" officeooo:paragraph-rsid="00265ff3"/>
    </style:style>
    <style:style style:name="P15" style:family="paragraph" style:parent-style-name="Standard">
      <style:text-properties officeooo:rsid="00279aed" officeooo:paragraph-rsid="00279aed"/>
    </style:style>
    <style:style style:name="P16" style:family="paragraph" style:parent-style-name="Standard">
      <style:text-properties fo:font-weight="normal" officeooo:rsid="00279aed" officeooo:paragraph-rsid="0028cb40" style:font-weight-asian="normal" style:font-weight-complex="normal"/>
    </style:style>
    <style:style style:name="P17" style:family="paragraph" style:parent-style-name="Standard">
      <style:text-properties fo:font-weight="normal" officeooo:rsid="0028cb40" officeooo:paragraph-rsid="0028cb40" style:font-weight-asian="normal" style:font-weight-complex="normal"/>
    </style:style>
    <style:style style:name="P18" style:family="paragraph" style:parent-style-name="Standard">
      <style:text-properties fo:font-weight="normal" officeooo:rsid="002a00d3" officeooo:paragraph-rsid="002a00d3" style:font-weight-asian="normal" style:font-weight-complex="normal"/>
    </style:style>
    <style:style style:name="P19" style:family="paragraph" style:parent-style-name="Standard">
      <style:text-properties officeooo:rsid="0028cb40" officeooo:paragraph-rsid="0028cb40"/>
    </style:style>
    <style:style style:name="P20" style:family="paragraph" style:parent-style-name="Standard">
      <style:text-properties officeooo:rsid="0028cb40" officeooo:paragraph-rsid="002c88db"/>
    </style:style>
    <style:style style:name="P21" style:family="paragraph" style:parent-style-name="Standard">
      <style:text-properties officeooo:rsid="0025e3cb" officeooo:paragraph-rsid="0025e3cb"/>
    </style:style>
    <style:style style:name="P22" style:family="paragraph" style:parent-style-name="Standard">
      <style:text-properties fo:font-weight="normal" officeooo:rsid="002a00d3" officeooo:paragraph-rsid="002a00d3" style:font-weight-asian="normal" style:font-weight-complex="normal"/>
    </style:style>
    <style:style style:name="P23" style:family="paragraph" style:parent-style-name="Standard">
      <style:text-properties fo:font-weight="normal" officeooo:rsid="002a00d3" officeooo:paragraph-rsid="002c88db" style:font-weight-asian="normal" style:font-weight-complex="normal"/>
    </style:style>
    <style:style style:name="P24" style:family="paragraph" style:parent-style-name="Standard">
      <style:text-properties fo:font-weight="normal" officeooo:rsid="002c88db" officeooo:paragraph-rsid="002c88db" style:font-weight-asian="normal" style:font-weight-complex="normal"/>
    </style:style>
    <style:style style:name="P25" style:family="paragraph" style:parent-style-name="Standard">
      <style:text-properties fo:font-weight="normal" officeooo:rsid="002c88db" officeooo:paragraph-rsid="002f6798" style:font-weight-asian="normal" style:font-weight-complex="normal"/>
    </style:style>
    <style:style style:name="P26" style:family="paragraph" style:parent-style-name="Standard">
      <style:text-properties fo:font-weight="bold" officeooo:rsid="00279aed" officeooo:paragraph-rsid="00279aed" style:font-weight-asian="bold" style:font-weight-complex="bold"/>
    </style:style>
    <style:style style:name="P27" style:family="paragraph" style:parent-style-name="Standard">
      <style:text-properties fo:font-weight="bold" officeooo:rsid="002c88db" officeooo:paragraph-rsid="002c88db" style:font-weight-asian="bold" style:font-weight-complex="bold"/>
    </style:style>
    <style:style style:name="P28" style:family="paragraph" style:parent-style-name="Standard">
      <style:text-properties fo:font-weight="bold" officeooo:rsid="002c88db" officeooo:paragraph-rsid="002f6798" style:font-weight-asian="bold" style:font-weight-complex="bold"/>
    </style:style>
    <style:style style:name="P29" style:family="paragraph" style:parent-style-name="Standard">
      <style:text-properties fo:font-weight="bold" officeooo:rsid="002d672d" officeooo:paragraph-rsid="002d672d" style:font-weight-asian="bold" style:font-weight-complex="bold"/>
    </style:style>
    <style:style style:name="P30" style:family="paragraph" style:parent-style-name="Standard">
      <style:text-properties fo:font-weight="bold" officeooo:rsid="002d672d" officeooo:paragraph-rsid="002e0c3a" style:font-weight-asian="bold" style:font-weight-complex="bold"/>
    </style:style>
    <style:style style:name="P31" style:family="paragraph" style:parent-style-name="Standard">
      <style:text-properties fo:font-weight="bold" officeooo:rsid="00313f96" officeooo:paragraph-rsid="00313f96" style:font-weight-asian="bold" style:font-weight-complex="bold"/>
    </style:style>
    <style:style style:name="P32" style:family="paragraph" style:parent-style-name="Standard">
      <style:text-properties fo:font-weight="bold" officeooo:rsid="0034f879" officeooo:paragraph-rsid="0034f879" style:font-weight-asian="bold" style:font-weight-complex="bold"/>
    </style:style>
    <style:style style:name="P33" style:family="paragraph" style:parent-style-name="Standard">
      <loext:graphic-properties draw:fill="solid" draw:fill-color="#2b2b2b" draw:opacity="100%"/>
      <style:paragraph-properties fo:background-color="#2b2b2b"/>
      <style:text-properties fo:color="#a9b7c6" fo:font-weight="bold" officeooo:rsid="002d672d" officeooo:paragraph-rsid="002e0c3a" style:font-weight-asian="bold" style:font-weight-complex="bold"/>
    </style:style>
    <style:style style:name="P34" style:family="paragraph" style:parent-style-name="Standard">
      <style:text-properties officeooo:rsid="002f6798" officeooo:paragraph-rsid="002f6798"/>
    </style:style>
    <style:style style:name="P35" style:family="paragraph" style:parent-style-name="Standard">
      <style:text-properties officeooo:rsid="00313f96" officeooo:paragraph-rsid="00313f96"/>
    </style:style>
    <style:style style:name="P36" style:family="paragraph" style:parent-style-name="Standard">
      <style:text-properties officeooo:rsid="00313f96" officeooo:paragraph-rsid="0032d92d"/>
    </style:style>
    <style:style style:name="P37" style:family="paragraph" style:parent-style-name="Standard">
      <style:text-properties officeooo:rsid="0031ca44" officeooo:paragraph-rsid="0031ca44"/>
    </style:style>
    <style:style style:name="P38" style:family="paragraph" style:parent-style-name="Standard">
      <style:text-properties officeooo:rsid="0025802e" officeooo:paragraph-rsid="0025802e"/>
    </style:style>
    <style:style style:name="P39" style:family="paragraph" style:parent-style-name="Standard">
      <style:text-properties officeooo:rsid="0025802e" officeooo:paragraph-rsid="0034f879"/>
    </style:style>
    <style:style style:name="P40" style:family="paragraph" style:parent-style-name="Standard">
      <style:text-properties officeooo:rsid="0034f879" officeooo:paragraph-rsid="0034f879"/>
    </style:style>
    <style:style style:name="P41" style:family="paragraph" style:parent-style-name="Text_20_body">
      <style:text-properties officeooo:paragraph-rsid="002c88db"/>
    </style:style>
    <style:style style:name="P42" style:family="paragraph" style:parent-style-name="Preformatted_20_Text">
      <style:text-properties fo:font-weight="bold" officeooo:rsid="002c88db" officeooo:paragraph-rsid="002c88db" style:font-weight-asian="bold" style:font-weight-complex="bold"/>
    </style:style>
    <style:style style:name="P43" style:family="paragraph" style:parent-style-name="Preformatted_20_Text">
      <style:text-properties fo:font-weight="bold" officeooo:rsid="002c88db" officeooo:paragraph-rsid="002d672d" style:font-weight-asian="bold" style:font-weight-complex="bold"/>
    </style:style>
    <style:style style:name="P44" style:family="paragraph" style:parent-style-name="Preformatted_20_Text">
      <style:text-properties fo:font-weight="bold" officeooo:rsid="002c88db" officeooo:paragraph-rsid="002e0c3a" style:font-weight-asian="bold" style:font-weight-complex="bold"/>
    </style:style>
    <style:style style:name="P45" style:family="paragraph" style:parent-style-name="Preformatted_20_Text">
      <style:text-properties fo:font-weight="bold" officeooo:rsid="002c88db" officeooo:paragraph-rsid="002f6798" style:font-weight-asian="bold" style:font-weight-complex="bold"/>
    </style:style>
    <style:style style:name="P46" style:family="paragraph" style:parent-style-name="Preformatted_20_Text">
      <style:text-properties fo:font-weight="normal" officeooo:rsid="002a00d3" officeooo:paragraph-rsid="002c88db" style:font-weight-asian="normal" style:font-weight-complex="normal"/>
    </style:style>
    <style:style style:name="P47" style:family="paragraph" style:parent-style-name="Preformatted_20_Text">
      <style:text-properties fo:font-weight="normal" officeooo:rsid="002a00d3" officeooo:paragraph-rsid="002a00d3" style:font-weight-asian="normal" style:font-weight-complex="normal"/>
    </style:style>
    <style:style style:name="P48" style:family="paragraph" style:parent-style-name="Preformatted_20_Text">
      <style:text-properties fo:color="#a9b7c6" style:font-name="JetBrains Mono" officeooo:rsid="00313f96" officeooo:paragraph-rsid="00313f96"/>
    </style:style>
    <style:style style:name="P4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officeooo:rsid="00313f96" officeooo:paragraph-rsid="00313f96"/>
    </style:style>
    <style:style style:name="P50" style:family="paragraph" style:parent-style-name="Preformatted_20_Text">
      <style:text-properties fo:color="#a9b7c6" style:font-name="JetBrains Mono" officeooo:paragraph-rsid="00313f96"/>
    </style:style>
    <style:style style:name="P51" style:family="paragraph" style:parent-style-name="Preformatted_20_Text">
      <style:text-properties fo:color="#a9b7c6" style:font-name="JetBrains Mono" officeooo:rsid="0031ca44" officeooo:paragraph-rsid="0031ca44"/>
    </style:style>
    <style:style style:name="P5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weight="bold" officeooo:rsid="00313f96" officeooo:paragraph-rsid="0032d92d" style:font-weight-asian="bold" style:font-weight-complex="bold"/>
    </style:style>
    <style:style style:name="P5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5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d672d"/>
    </style:style>
    <style:style style:name="P5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weight="bold" officeooo:rsid="002c88db" officeooo:paragraph-rsid="002e0c3a" style:font-weight-asian="bold" style:font-weight-complex="bold"/>
    </style:style>
    <style:style style:name="P5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weight="bold" officeooo:rsid="002c88db" officeooo:paragraph-rsid="002f6798" style:font-weight-asian="bold" style:font-weight-complex="bold"/>
    </style:style>
    <style:style style:name="P5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2d672d" officeooo:paragraph-rsid="002e0c3a"/>
    </style:style>
    <style:style style:name="P5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2e0c3a" officeooo:paragraph-rsid="002e0c3a"/>
    </style:style>
    <style:style style:name="P5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e0c3a"/>
    </style:style>
    <style:style style:name="P6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313f96"/>
    </style:style>
    <style:style style:name="P6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31ca44"/>
    </style:style>
    <style:style style:name="P6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34f879" officeooo:paragraph-rsid="0034f879"/>
    </style:style>
    <style:style style:name="P6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34f879"/>
    </style:style>
    <style:style style:name="P6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JetBrains Mono"/>
    </style:style>
    <style:style style:name="P65" style:family="paragraph" style:parent-style-name="Preformatted_20_Text">
      <style:text-properties fo:color="#000000" style:font-name="JetBrains Mono" officeooo:rsid="0031ca44" officeooo:paragraph-rsid="0031ca44"/>
    </style:style>
    <style:style style:name="P66" style:family="paragraph" style:parent-style-name="Preformatted_20_Text">
      <loext:graphic-properties draw:fill="solid" draw:fill-color="#2b2b2b" draw:opacity="100%"/>
      <style:paragraph-properties fo:background-color="#2b2b2b"/>
      <style:text-properties officeooo:rsid="0025802e" officeooo:paragraph-rsid="0034f879"/>
    </style:style>
    <style:style style:name="P6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/>
    </style:style>
    <style:style style:name="P6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officeooo:paragraph-rsid="00313f96"/>
    </style:style>
    <style:style style:name="P6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officeooo:rsid="00313f96" officeooo:paragraph-rsid="0031ca44"/>
    </style:style>
    <style:style style:name="P7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officeooo:paragraph-rsid="0031ca44"/>
    </style:style>
    <style:style style:name="P7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officeooo:rsid="0031ca44" officeooo:paragraph-rsid="0031ca44"/>
    </style:style>
    <style:style style:name="P7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officeooo:rsid="0032d92d" officeooo:paragraph-rsid="0032d92d"/>
    </style:style>
    <style:style style:name="P7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officeooo:rsid="00313f96" officeooo:paragraph-rsid="0031ca44"/>
    </style:style>
    <style:style style:name="P7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7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officeooo:rsid="0032d92d" officeooo:paragraph-rsid="0032d92d"/>
    </style:style>
    <style:style style:name="P7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officeooo:rsid="00313f96" officeooo:paragraph-rsid="00313f96"/>
    </style:style>
    <style:style style:name="P77" style:family="paragraph" style:parent-style-name="Preformatted_20_Text">
      <loext:graphic-properties draw:fill="solid" draw:fill-color="#f7f7f8" draw:opacity="100%"/>
      <style:paragraph-properties fo:margin-top="0cm" fo:margin-bottom="0cm" loext:contextual-spacing="false" fo:line-height="145%" fo:orphans="2" fo:widows="2" fo:background-color="#f7f7f8"/>
    </style:style>
    <style:style style:name="P78" style:family="paragraph" style:parent-style-name="Preformatted_20_Text">
      <loext:graphic-properties draw:fill="solid" draw:fill-color="#f7f7f8" draw:opacity="100%"/>
      <style:paragraph-properties fo:margin-top="0cm" fo:margin-bottom="0cm" loext:contextual-spacing="false" fo:line-height="145%" fo:orphans="2" fo:widows="2" fo:background-color="#f7f7f8"/>
      <style:text-properties officeooo:paragraph-rsid="002c88db"/>
    </style:style>
    <style:style style:name="P79" style:family="paragraph" style:parent-style-name="Preformatted_20_Text">
      <loext:graphic-properties draw:fill="solid" draw:fill-color="#f7f7f8" draw:opacity="100%"/>
      <style:paragraph-properties fo:margin-top="0cm" fo:margin-bottom="0cm" loext:contextual-spacing="false" fo:line-height="145%" fo:orphans="2" fo:widows="2" fo:background-color="#f7f7f8"/>
      <style:text-properties fo:font-weight="bold" officeooo:rsid="002c88db" officeooo:paragraph-rsid="002c88d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0130"/>
    </style:style>
    <style:style style:name="T3" style:family="text">
      <style:text-properties officeooo:rsid="0025802e"/>
    </style:style>
    <style:style style:name="T4" style:family="text">
      <style:text-properties officeooo:rsid="00264c95"/>
    </style:style>
    <style:style style:name="T5" style:family="text">
      <style:text-properties officeooo:rsid="00265c1f"/>
    </style:style>
    <style:style style:name="T6" style:family="text">
      <style:text-properties officeooo:rsid="0028cb40"/>
    </style:style>
    <style:style style:name="T7" style:family="text">
      <style:text-properties officeooo:rsid="002c88db"/>
    </style:style>
    <style:style style:name="T8" style:family="text">
      <style:text-properties fo:language="pt" fo:country="BR" loext:padding="0cm" loext:border="none"/>
    </style:style>
    <style:style style:name="T9" style:family="text">
      <style:text-properties loext:padding="0cm" loext:border="none"/>
    </style:style>
    <style:style style:name="T10" style:family="text">
      <style:text-properties fo:font-variant="normal" fo:text-transform="none" style:font-name="Droid Sans Mono" fo:font-size="12pt" fo:letter-spacing="normal" fo:font-style="normal"/>
    </style:style>
    <style:style style:name="T11" style:family="text">
      <style:text-properties fo:font-variant="normal" fo:text-transform="none" style:font-name="Droid Sans Mono" fo:font-size="12pt" fo:letter-spacing="normal" fo:font-style="normal" fo:font-weight="normal"/>
    </style:style>
    <style:style style:name="T12" style:family="text">
      <style:text-properties fo:font-variant="normal" fo:text-transform="none" style:font-name="Droid Sans Mono" fo:font-size="12pt" fo:letter-spacing="normal" fo:font-style="normal" fo:font-weight="normal" officeooo:rsid="002c88db" style:font-weight-asian="bold" style:font-weight-complex="bold"/>
    </style:style>
    <style:style style:name="T13" style:family="text">
      <style:text-properties fo:font-variant="normal" fo:text-transform="none" style:font-name="Droid Sans Mono" fo:font-size="12pt" fo:letter-spacing="normal" fo:font-style="normal" fo:font-weight="normal" officeooo:rsid="002e0c3a" style:font-weight-asian="bold" style:font-weight-complex="bold"/>
    </style:style>
    <style:style style:name="T14" style:family="text">
      <style:text-properties fo:font-variant="normal" fo:text-transform="none" style:font-name="Droid Sans Mono" fo:font-size="12pt" fo:letter-spacing="normal" fo:font-style="normal" fo:font-weight="normal" officeooo:rsid="002e0c3a"/>
    </style:style>
    <style:style style:name="T15" style:family="text">
      <style:text-properties fo:font-variant="normal" fo:text-transform="none" style:font-name="Droid Sans Mono" fo:font-size="12pt" fo:letter-spacing="normal" fo:font-style="normal" fo:font-weight="normal" officeooo:rsid="002f6798"/>
    </style:style>
    <style:style style:name="T16" style:family="text">
      <style:text-properties fo:font-variant="normal" fo:text-transform="none" style:font-name="Droid Sans Mono" fo:font-size="12pt" fo:letter-spacing="normal" fo:font-style="normal" fo:font-weight="bold"/>
    </style:style>
    <style:style style:name="T17" style:family="text">
      <style:text-properties fo:font-variant="normal" fo:text-transform="none" style:font-name="Droid Sans Mono" fo:font-size="12pt" fo:letter-spacing="normal" fo:font-style="normal" officeooo:rsid="002e0c3a"/>
    </style:style>
    <style:style style:name="T18" style:family="text">
      <style:text-properties fo:font-variant="normal" fo:text-transform="none" fo:letter-spacing="normal"/>
    </style:style>
    <style:style style:name="T19" style:family="text">
      <style:text-properties fo:font-variant="normal" fo:text-transform="none" fo:letter-spacing="normal" fo:font-weight="bold" officeooo:rsid="002c88db" style:font-weight-asian="bold" style:font-weight-complex="bold"/>
    </style:style>
    <style:style style:name="T20" style:family="text">
      <style:text-properties fo:font-variant="normal" fo:text-transform="none" fo:color="#000000" style:font-name="Droid Sans Mono" fo:font-size="12pt" fo:letter-spacing="normal" fo:font-style="normal" fo:font-weight="bold"/>
    </style:style>
    <style:style style:name="T21" style:family="text">
      <style:text-properties fo:font-variant="normal" fo:text-transform="none" fo:color="#dd1144" style:font-name="Droid Sans Mono" fo:font-size="12pt" fo:letter-spacing="normal" fo:font-style="normal" fo:font-weight="normal"/>
    </style:style>
    <style:style style:name="T22" style:family="text">
      <style:text-properties fo:font-variant="normal" fo:text-transform="none" fo:color="#dd1144" style:font-name="Droid Sans Mono" fo:font-size="12pt" fo:letter-spacing="normal" fo:font-style="normal" fo:font-weight="normal" officeooo:rsid="002c88db" style:font-weight-asian="bold" style:font-weight-complex="bold"/>
    </style:style>
    <style:style style:name="T23" style:family="text">
      <style:text-properties fo:font-variant="normal" fo:text-transform="none" fo:color="#009999" style:font-name="Droid Sans Mono" fo:font-size="12pt" fo:letter-spacing="normal" fo:font-style="normal" fo:font-weight="normal"/>
    </style:style>
    <style:style style:name="T24" style:family="text">
      <style:text-properties fo:font-variant="normal" fo:text-transform="none" fo:font-size="12pt" fo:letter-spacing="normal" fo:font-style="normal" fo:font-weight="normal"/>
    </style:style>
    <style:style style:name="T25" style:family="text">
      <style:text-properties fo:font-variant="normal" fo:text-transform="none" fo:font-size="12pt" fo:letter-spacing="normal" fo:font-style="normal" fo:font-weight="normal" officeooo:rsid="002c88db" style:font-weight-asian="bold" style:font-weight-complex="bold"/>
    </style:style>
    <style:style style:name="T26" style:family="text">
      <style:text-properties fo:font-variant="normal" fo:text-transform="none" fo:color="#445588" style:font-name="Droid Sans Mono" fo:font-size="12pt" fo:letter-spacing="normal" fo:font-style="normal" fo:font-weight="bold"/>
    </style:style>
    <style:style style:name="T27" style:family="text">
      <style:text-properties fo:font-variant="normal" fo:text-transform="none" fo:color="#000077" style:font-name="Droid Sans Mono" fo:font-size="12pt" fo:letter-spacing="normal" fo:font-style="normal" fo:font-weight="normal"/>
    </style:style>
    <style:style style:name="T28" style:family="text">
      <style:text-properties fo:font-variant="normal" fo:text-transform="none" fo:color="#6a8759" style:font-name="JetBrains Mono" fo:font-size="12pt" fo:letter-spacing="normal" fo:font-style="normal" fo:font-weight="normal" style:font-weight-asian="bold" style:font-weight-complex="bold"/>
    </style:style>
    <style:style style:name="T29" style:family="text">
      <style:text-properties fo:font-variant="normal" fo:text-transform="none" fo:color="#6a8759" style:font-name="JetBrains Mono" fo:font-size="12pt" fo:letter-spacing="normal" fo:font-style="normal" fo:font-weight="normal" officeooo:rsid="002c88db" style:font-weight-asian="bold" style:font-weight-complex="bold"/>
    </style:style>
    <style:style style:name="T30" style:family="text">
      <style:text-properties fo:font-variant="normal" fo:text-transform="none" fo:color="#6a8759" style:font-name="JetBrains Mono" fo:font-size="12pt" fo:letter-spacing="normal" fo:font-style="normal" fo:font-weight="normal" officeooo:rsid="002e0c3a" style:font-weight-asian="bold" style:font-weight-complex="bold"/>
    </style:style>
    <style:style style:name="T31" style:family="text">
      <style:text-properties fo:font-variant="normal" fo:text-transform="none" fo:color="#6a8759" style:font-name="JetBrains Mono" fo:font-size="12pt" fo:letter-spacing="normal" fo:font-style="normal" fo:font-weight="normal" officeooo:rsid="002f6798"/>
    </style:style>
    <style:style style:name="T32" style:family="text">
      <style:text-properties fo:font-variant="normal" fo:text-transform="none" style:font-name="JetBrains Mono" fo:font-size="12pt" fo:letter-spacing="normal" fo:font-style="normal" fo:font-weight="normal"/>
    </style:style>
    <style:style style:name="T33" style:family="text">
      <style:text-properties fo:font-variant="normal" fo:text-transform="none" style:font-name="JetBrains Mono" fo:font-size="12pt" fo:letter-spacing="normal" fo:font-style="normal" fo:font-weight="normal" officeooo:rsid="002f6798"/>
    </style:style>
    <style:style style:name="T34" style:family="text">
      <style:text-properties fo:font-variant="normal" fo:text-transform="none" fo:color="#a9b7c6" style:font-name="JetBrains Mono" fo:font-size="12pt" fo:letter-spacing="normal" fo:font-style="normal" fo:font-weight="normal" officeooo:rsid="002e0c3a"/>
    </style:style>
    <style:style style:name="T35" style:family="text">
      <style:text-properties fo:font-variant="normal" fo:text-transform="none" fo:color="#a9b7c6" style:font-name="JetBrains Mono" fo:font-size="12pt" fo:letter-spacing="normal" fo:font-style="normal" fo:font-weight="normal" officeooo:rsid="002f6798"/>
    </style:style>
    <style:style style:name="T36" style:family="text">
      <style:text-properties fo:font-variant="normal" fo:text-transform="none" fo:color="#cc7832" style:font-name="JetBrains Mono" fo:font-size="12pt" fo:letter-spacing="normal" fo:font-style="normal" fo:font-weight="normal"/>
    </style:style>
    <style:style style:name="T37" style:family="text">
      <style:text-properties fo:font-variant="normal" fo:text-transform="none" fo:color="#ffc66d" style:font-name="JetBrains Mono" fo:font-size="12pt" fo:letter-spacing="normal" fo:font-style="normal" fo:font-weight="normal"/>
    </style:style>
    <style:style style:name="T38" style:family="text">
      <style:text-properties fo:font-variant="normal" fo:text-transform="none" fo:color="#ffc66d" style:font-name="JetBrains Mono" fo:font-size="12pt" fo:letter-spacing="normal" fo:font-style="normal" officeooo:rsid="0025e3cb"/>
    </style:style>
    <style:style style:name="T39" style:family="text">
      <style:text-properties fo:font-variant="normal" fo:text-transform="none" fo:color="#ffc66d" style:font-name="JetBrains Mono" fo:font-size="12pt" fo:letter-spacing="normal" fo:font-style="normal" officeooo:rsid="002e0c3a"/>
    </style:style>
    <style:style style:name="T40" style:family="text">
      <style:text-properties fo:font-variant="normal" fo:text-transform="none" fo:color="#bbb529" style:font-name="JetBrains Mono" fo:font-size="12pt" fo:letter-spacing="normal" fo:font-style="normal" fo:font-weight="normal" officeooo:rsid="002f6798"/>
    </style:style>
    <style:style style:name="T41" style:family="text">
      <style:text-properties fo:color="#cc7832"/>
    </style:style>
    <style:style style:name="T42" style:family="text">
      <style:text-properties fo:color="#cc7832" style:font-name="JetBrains Mono"/>
    </style:style>
    <style:style style:name="T43" style:family="text">
      <style:text-properties fo:color="#cc7832" style:font-name="JetBrains Mono" officeooo:rsid="002d672d"/>
    </style:style>
    <style:style style:name="T44" style:family="text">
      <style:text-properties fo:color="#cc7832" style:font-name="JetBrains Mono" officeooo:rsid="0025e3cb"/>
    </style:style>
    <style:style style:name="T45" style:family="text">
      <style:text-properties fo:color="#ffc66d"/>
    </style:style>
    <style:style style:name="T46" style:family="text">
      <style:text-properties fo:color="#ffc66d" style:font-name="JetBrains Mono" officeooo:rsid="0025e3cb"/>
    </style:style>
    <style:style style:name="T47" style:family="text">
      <style:text-properties fo:color="#ffc66d" style:font-name="JetBrains Mono" officeooo:rsid="002e0c3a"/>
    </style:style>
    <style:style style:name="T48" style:family="text">
      <style:text-properties fo:color="#ffc66d" style:font-name="JetBrains Mono" officeooo:rsid="003398f4"/>
    </style:style>
    <style:style style:name="T49" style:family="text">
      <style:text-properties fo:color="#ffc66d" officeooo:rsid="0031ca44"/>
    </style:style>
    <style:style style:name="T50" style:family="text">
      <style:text-properties style:font-name="JetBrains Mono"/>
    </style:style>
    <style:style style:name="T51" style:family="text">
      <style:text-properties style:font-name="JetBrains Mono" officeooo:rsid="002d672d"/>
    </style:style>
    <style:style style:name="T52" style:family="text">
      <style:text-properties style:font-name="JetBrains Mono" officeooo:rsid="0025e3cb"/>
    </style:style>
    <style:style style:name="T53" style:family="text">
      <style:text-properties style:font-name="JetBrains Mono" fo:font-style="italic"/>
    </style:style>
    <style:style style:name="T54" style:family="text">
      <style:text-properties style:font-name="JetBrains Mono" officeooo:rsid="003398f4"/>
    </style:style>
    <style:style style:name="T55" style:family="text">
      <style:text-properties fo:color="#6a8759"/>
    </style:style>
    <style:style style:name="T56" style:family="text">
      <style:text-properties fo:color="#6a8759" style:font-name="JetBrains Mono"/>
    </style:style>
    <style:style style:name="T57" style:family="text">
      <style:text-properties fo:color="#6a8759" style:font-name="JetBrains Mono" officeooo:rsid="002e0c3a"/>
    </style:style>
    <style:style style:name="T58" style:family="text">
      <style:text-properties fo:color="#6a8759" style:font-name="JetBrains Mono" officeooo:rsid="0031ca44"/>
    </style:style>
    <style:style style:name="T59" style:family="text">
      <style:text-properties fo:color="#6a8759" style:font-name="JetBrains Mono" officeooo:rsid="003398f4"/>
    </style:style>
    <style:style style:name="T60" style:family="text">
      <style:text-properties fo:color="#9876aa"/>
    </style:style>
    <style:style style:name="T61" style:family="text">
      <style:text-properties fo:color="#9876aa" style:font-name="JetBrains Mono"/>
    </style:style>
    <style:style style:name="T62" style:family="text">
      <style:text-properties fo:color="#9876aa" style:font-name="JetBrains Mono" fo:font-style="italic"/>
    </style:style>
    <style:style style:name="T63" style:family="text">
      <style:text-properties fo:color="#9876aa" style:font-name="JetBrains Mono" officeooo:rsid="003398f4"/>
    </style:style>
    <style:style style:name="T64" style:family="text">
      <style:text-properties fo:color="#a9b7c6" style:font-name="JetBrains Mono"/>
    </style:style>
    <style:style style:name="T65" style:family="text">
      <style:text-properties officeooo:rsid="002e0c3a"/>
    </style:style>
    <style:style style:name="T66" style:family="text">
      <style:text-properties officeooo:rsid="002f6798"/>
    </style:style>
    <style:style style:name="T67" style:family="text">
      <style:text-properties fo:color="#bbb529"/>
    </style:style>
    <style:style style:name="T68" style:family="text">
      <style:text-properties fo:color="#bbb529" style:font-name="JetBrains Mono"/>
    </style:style>
    <style:style style:name="T69" style:family="text">
      <style:text-properties officeooo:rsid="0031ca44"/>
    </style:style>
    <style:style style:name="T70" style:family="text">
      <style:text-properties officeooo:rsid="0032d92d"/>
    </style:style>
    <style:style style:name="T71" style:family="text">
      <style:text-properties officeooo:rsid="003398f4"/>
    </style:style>
    <style:style style:name="T72" style:family="text">
      <style:text-properties officeooo:rsid="0034f8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DBI pensando em uma alternativa diferente de Hibernate e JDBC</text:p>
      <text:p text:style-name="P11"/>
      <text:p text:style-name="P11"><text:span text:style-name="T4">Recentemente, n</text:span>os últimos anos, atu<text:span text:style-name="T4">ei como desenvolvedor backend </text:span>em projetos de <text:span text:style-name="T4">uma empresa do segmento varejista, no qual recebe um volume considerável de transações, principalmente em datas convenientes e que possui uma vasta diversidade de tecnologias, ao qual vão de projetos legados com tecnologias mais antigas e projetos mais novos com tecnologias mais atuais.</text:span></text:p>
      <text:p text:style-name="P12"/>
      <text:p text:style-name="P12"/>
      <text:p text:style-name="P13">Dentro do ecossistema de projetos existentes, <text:span text:style-name="T5">a linguagem que foi adotada como principal é o JAVA, e quando olhamos para o aspecto de conexão e interação com banco de dados, existiam duas vertentes implementadas e sendo seguidas, o uso da biblioteca JDBC e o uso do ORM Hibernate.</text:span></text:p>
      <text:p text:style-name="P13"/>
      <text:p text:style-name="P15">Além dessas duas opções de tecnologias sendo usadas também existia uma divisão muito clara na equipe entre desenvolvedores que defendiam o uso do JDBC e desenvolvedores que defendiam o uso do Hibernate em conjunto com Spring Data JPA.</text:p>
      <text:p text:style-name="P14"/>
      <text:p text:style-name="P5">JDBC</text:p>
      <text:p text:style-name="P16">O JDBC está presente em sua maioria em projetos mais antigos dentro do sistema, porém ainda ocorre sua implementação em projetos mais recentes sob a alegação de alguns aspectos que buscam <text:span text:style-name="T6">justificá-lo</text:span>, como por exemplo, <text:span text:style-name="T6">sua performance, que </text:span>devido a ser uma biblioteca de baixo nível proporciona uma interação otimizada com o banco, o que se torna muito relevante em um cenário de um ecommerce <text:span text:style-name="T6">e a certeza que o desenvolvedor obtem de que será executado no banco exatamente o que se escreve, sem ter a ocorrência de queries extras desnecessárias ou não otimizadas que um ORM mal implementado pode facilmente causar. </text:span></text:p>
      <text:p text:style-name="P17">Embora existam essas características que apoiem o JDBC, também existem pontos que o desfavorecem, como por exemplo sua sintaxe que em muitos cenarios podem necessitar de muito codigo para tarefas rotineiras e simples, causando dificuldade de manutenção e pouca produtividade.</text:p>
      <text:p text:style-name="P5"/>
      <text:p text:style-name="P5">Hibernate</text:p>
      <text:p text:style-name="P20"><text:a xlink:type="simple" xlink:href="https://en.wikipedia.org/wiki/Object-relational_mapping" office:target-frame-name="_blank" xlink:show="new" text:style-name="Internet_20_link" text:visited-style-name="Visited_20_Internet_20_Link"><text:span text:style-name="T8">Object-Relational</text:span></text:a><text:a xlink:type="simple" xlink:href="https://en.wikipedia.org/wiki/Object-relational_mapping" office:target-frame-name="_blank" xlink:show="new" text:style-name="Internet_20_link" text:visited-style-name="Visited_20_Internet_20_Link"><text:span text:style-name="T9"> </text:span></text:a><text:a xlink:type="simple" xlink:href="https://en.wikipedia.org/wiki/Object-relational_mapping" office:target-frame-name="_blank" xlink:show="new" text:style-name="Internet_20_link" text:visited-style-name="Visited_20_Internet_20_Link"><text:span text:style-name="T8">Mapping</text:span></text:a><text:a xlink:type="simple" xlink:href="https://en.wikipedia.org/wiki/Object-relational_mapping" office:target-frame-name="_blank" xlink:show="new" text:style-name="Internet_20_link" text:visited-style-name="Visited_20_Internet_20_Link"><text:span text:style-name="T9"> </text:span></text:a><text:a xlink:type="simple" xlink:href="https://en.wikipedia.org/wiki/Object-relational_mapping" office:target-frame-name="_blank" xlink:show="new" text:style-name="Internet_20_link" text:visited-style-name="Visited_20_Internet_20_Link"><text:span text:style-name="T8">(ORM)</text:span></text:a><text:span text:style-name="T9"> </text:span><text:span text:style-name="T8">é uma técnica que permite consultar e manipular dados de um banco de dados usando um paradigma orientado a objetos.</text:span></text:p>
      <text:p text:style-name="P20">Diversos projetos foram criados, principalmente os mais recentes, utilizando o framework ORM Hibernate como implementação JPA, juntamente com a abstração Spring Data JPA. O Hibernate é muito popular e tem sido muito presente em projetos desenvolvidos atualmente pela comunidade de desenvolvedores, o que justificam essa adoção é principalmente pela sua promessa de facilidade de desenvolvimento de CRUDs de forma rápida e simples, visando apoiar na produtividade e diminuição de código escrito.</text:p>
      <text:p text:style-name="P19">Olhando a primeira vista em tutoriais com exemplos simples dispostos na internet fica evidente um código claro e simples de escrever para fazer operações muito rapidas que auxiliam a fazer endpoints de tela de forma muito agil, porém utilizando-o em um cenário mais complexo que exige queries complexas ou um grande volume de transações, começam a ocorrer problemas principalmente de performance que começam a tornar discutivel o seu uso, como por exemplo problemas de N+1 e problemas de mapeamento que se tornam muito dificeis de resolver de forma simples e sem impactar em outros pontos do sistema. Ao utilizar esse ORM em uma equipe que possui diversos integrantes, com diferentes conhecimentos de hibernate é muito comum ocorrerem problemas de performance, de queries que estão sendo executadas a mais ou de forma muito pouco otimizada, devido ao desenvolvedor não se preocupar tanto como o resultado final das queries geradas automaticamente pelo Hibernate e que a solução pode não ser muito simples, ao ponto de a manutenção ter um impacto tao significado que acabe diminuindo ou até mesmo eliminando a produtividade que se buscava alcançar.</text:p>
      <text:p text:style-name="P19"/>
      <text:p text:style-name="P7"><text:soft-page-break/>JDBI</text:p>
      <text:p text:style-name="P18">Pensando nas desvantagens e vantagens que considero que ambas as opções JDBC e Hibernate possuem, encontrei uma terceira opção que ao meu ver consegue unir a performance que o JDBC proporciona e a produtividade que o Hibernate busca oferecer, que é a biblioteca JDBI.</text:p>
      <text:p text:style-name="P18"/>
      <text:p text:style-name="P23">O JDBI é <text:span text:style-name="T7">uma biblioteca open source que atua como uma camada de </text:span>abstração que roda em cima do JDBC. <text:span text:style-name="T7">O JDBI fornece uma api de alto nível que facilita a interação do desenvolvedor com o banco, de forma produtiva e performática, sem a realização de queries mágicas sem conssentimento, ele não é um ORM.</text:span></text:p>
      <text:p text:style-name="P23"/>
      <text:p text:style-name="P24">O JDBI possui duas formas de utilização, a Fluent API a nível de serviço de forma mais e a Declarative API a nível Interface com uso de anotações.</text:p>
      <text:p text:style-name="P24"/>
      <text:p text:style-name="P27">Exemplo de Fluent API:</text:p>
      <text:p text:style-name="P27"/>
      <text:p text:style-name="P42"><text:span text:style-name="Source_20_Text"><text:span text:style-name="T11">List&lt;User&gt; users = jdbi.withHandle(handle -&gt; </text:span></text:span></text:p>
      <text:p text:style-name="P78"><text:span text:style-name="Source_20_Text"><text:span text:style-name="T18"><text:s text:c="4"/></text:span></text:span><text:span text:style-name="Source_20_Text"><text:span text:style-name="T11">handle.createQuery(</text:span></text:span><text:span text:style-name="Source_20_Text"><text:span text:style-name="T21">"SELECT * FROM user ORDER BY name"</text:span></text:span><text:span text:style-name="Source_20_Text"><text:span text:style-name="T11">)</text:span></text:span></text:p>
      <text:p text:style-name="P78"><text:span text:style-name="Source_20_Text"><text:span text:style-name="T18"><text:s text:c="12"/></text:span></text:span><text:span text:style-name="Source_20_Text"><text:span text:style-name="T11">.mapToBean(User.class)</text:span></text:span></text:p>
      <text:p text:style-name="P78"><text:span text:style-name="Source_20_Text"><text:span text:style-name="T18"><text:s text:c="12"/></text:span></text:span><text:span text:style-name="Source_20_Text"><text:span text:style-name="T11">.list()</text:span></text:span></text:p>
      <text:p text:style-name="P79"><text:span text:style-name="Source_20_Text"><text:span text:style-name="T11">);</text:span></text:span></text:p>
      <text:p text:style-name="P79"><text:span text:style-name="Source_20_Text"><text:span text:style-name="T11"/></text:span></text:p>
      <text:p text:style-name="P42"><text:span text:style-name="Source_20_Text"><text:span text:style-name="T11">jdbi.useHandle(handle -&gt;</text:span></text:span></text:p>
      <text:p text:style-name="P41"><text:span text:style-name="Source_20_Text"><text:span text:style-name="T19"><text:s/></text:span></text:span><text:span text:style-name="Source_20_Text"><text:span text:style-name="T24"><text:s text:c="2"/></text:span></text:span><text:span text:style-name="Source_20_Text"><text:span text:style-name="T11">handle.createUpdate(</text:span></text:span><text:span text:style-name="Source_20_Text"><text:span text:style-name="T21">"INSERT INTO user(id, name) VALUES (:id, :name)"</text:span></text:span><text:span text:style-name="Source_20_Text"><text:span text:style-name="T11">)</text:span></text:span></text:p>
      <text:p text:style-name="P77"><text:span text:style-name="Source_20_Text"><text:span text:style-name="T18"><text:s text:c="12"/></text:span></text:span><text:span text:style-name="Source_20_Text"><text:span text:style-name="T11">.bindBean(</text:span></text:span><text:span text:style-name="Source_20_Text"><text:span text:style-name="T20">new</text:span></text:span><text:span text:style-name="Source_20_Text"><text:span text:style-name="T11"> User(</text:span></text:span><text:span text:style-name="Source_20_Text"><text:span text:style-name="T23">3</text:span></text:span><text:span text:style-name="Source_20_Text"><text:span text:style-name="T11">, </text:span></text:span><text:span text:style-name="Source_20_Text"><text:span text:style-name="T21">"David"</text:span></text:span><text:span text:style-name="Source_20_Text"><text:span text:style-name="T11">))</text:span></text:span></text:p>
      <text:p text:style-name="P77"><text:span text:style-name="Source_20_Text"><text:span text:style-name="T18"><text:s text:c="12"/></text:span></text:span><text:span text:style-name="Source_20_Text"><text:span text:style-name="T11">.execute()</text:span></text:span></text:p>
      <text:p text:style-name="P78"><text:span text:style-name="Source_20_Text"><text:span text:style-name="T11">);</text:span></text:span></text:p>
      <text:p text:style-name="P27"/>
      <text:p text:style-name="P27">Exemplo de Declarative API:</text:p>
      <text:p text:style-name="P46"><text:span text:style-name="Source_20_Text"><text:span text:style-name="T11"/></text:span></text:p>
      <text:p text:style-name="P18"/>
      <text:p text:style-name="P47"><text:span text:style-name="Source_20_Text"><text:span text:style-name="T16">public</text:span></text:span><text:span text:style-name="Source_20_Text"><text:span text:style-name="T10"> </text:span></text:span><text:span text:style-name="Source_20_Text"><text:span text:style-name="T16">interface</text:span></text:span><text:span text:style-name="Source_20_Text"><text:span text:style-name="T10"> </text:span></text:span><text:span text:style-name="Source_20_Text"><text:span text:style-name="T26">UserDao</text:span></text:span><text:span text:style-name="Source_20_Text"><text:span text:style-name="T10"> {</text:span></text:span></text:p>
      <text:p text:style-name="P77"><text:span text:style-name="Source_20_Text"><text:span text:style-name="T18"><text:s text:c="4"/></text:span></text:span></text:p>
      <text:p text:style-name="P77"><text:span text:style-name="Source_20_Text"><text:span text:style-name="T18"><text:s text:c="4"/></text:span></text:span><text:span text:style-name="Source_20_Text"><text:span text:style-name="T27">@SqlUpdate</text:span></text:span><text:span text:style-name="Source_20_Text"><text:span text:style-name="T11">(</text:span></text:span><text:span text:style-name="Source_20_Text"><text:span text:style-name="T21">"INSERT INTO user(id, name) VALUES (:id, :name)"</text:span></text:span><text:span text:style-name="Source_20_Text"><text:span text:style-name="T11">)</text:span></text:span></text:p>
      <text:p text:style-name="P77"><text:span text:style-name="Source_20_Text"><text:span text:style-name="T18"><text:s text:c="4"/></text:span></text:span><text:span text:style-name="Source_20_Text"><text:span text:style-name="T16">void</text:span></text:span><text:span text:style-name="Source_20_Text"><text:span text:style-name="T11"> insertBean(</text:span></text:span><text:span text:style-name="Source_20_Text"><text:span text:style-name="T27">@BindBean</text:span></text:span><text:span text:style-name="Source_20_Text"><text:span text:style-name="T11"> User user);</text:span></text:span></text:p>
      <text:p text:style-name="P77"/>
      <text:p text:style-name="P77"><text:span text:style-name="Source_20_Text"><text:span text:style-name="T18"><text:s text:c="4"/></text:span></text:span><text:span text:style-name="Source_20_Text"><text:span text:style-name="T27">@SqlQuery</text:span></text:span><text:span text:style-name="Source_20_Text"><text:span text:style-name="T11">(</text:span></text:span><text:span text:style-name="Source_20_Text"><text:span text:style-name="T21">"SELECT * FROM user ORDER BY name"</text:span></text:span><text:span text:style-name="Source_20_Text"><text:span text:style-name="T11">)</text:span></text:span></text:p>
      <text:p text:style-name="P77"><text:span text:style-name="Source_20_Text"><text:span text:style-name="T18"><text:s text:c="4"/></text:span></text:span><text:span text:style-name="Source_20_Text"><text:span text:style-name="T27">@RegisterBeanMapper</text:span></text:span><text:span text:style-name="Source_20_Text"><text:span text:style-name="T11">(User.class)</text:span></text:span></text:p>
      <text:p text:style-name="P77"><text:span text:style-name="Source_20_Text"><text:span text:style-name="T18"><text:s text:c="4"/></text:span></text:span><text:span text:style-name="Source_20_Text"><text:span text:style-name="T11">List&lt;User&gt; listUsers();</text:span></text:span></text:p>
      <text:p text:style-name="P77"><text:span text:style-name="Source_20_Text"><text:span text:style-name="T11">}</text:span></text:span></text:p>
      <text:p text:style-name="P18"/>
      <text:p text:style-name="P28">Comparando JDBI <text:span text:style-name="T66">com <text:s/></text:span>JDBC</text:p>
      <text:p text:style-name="P24">Conforme comentado um dos problemas apontados no uso do JDBC é o fato dele ser baixo nivel e ser trabalhoso escrever instruções comuns de banco por exemplo:</text:p>
      <text:p text:style-name="P24"/>
      <text:p text:style-name="P24"><text:soft-page-break/>select em uma tabela mapeando os dados para um objeto:</text:p>
      <text:p text:style-name="P11"/>
      <text:p text:style-name="P11"/>
      <text:p text:style-name="P29">Exemplo com JDBC <text:span text:style-name="T65">named parameter</text:span></text:p>
      <text:p text:style-name="P54"><text:span text:style-name="T44">public </text:span><text:span text:style-name="T52">List&lt;Order&gt; </text:span><text:span text:style-name="T46">findBy</text:span><text:span text:style-name="T47">Filter</text:span><text:span text:style-name="T52">(</text:span><text:span text:style-name="T51">OrderFilter filter</text:span><text:span text:style-name="T52">) {</text:span></text:p>
      <text:p text:style-name="P54"><text:span text:style-name="T50"><text:s text:c="8"/>Map&lt;String</text:span><text:span text:style-name="T42">, </text:span><text:span text:style-name="T50">Object&gt; parametros = </text:span><text:span text:style-name="T42">new </text:span><text:span text:style-name="T50">HashMap&lt;&gt;()</text:span><text:span text:style-name="T42">;</text:span></text:p>
      <text:p text:style-name="P53"><text:span text:style-name="T41"><text:s text:c="4"/></text:span><text:span text:style-name="T50">parametros.put(</text:span><text:span text:style-name="T56">"id"</text:span><text:span text:style-name="T42">, </text:span><text:span text:style-name="T43">filter.getI</text:span><text:span text:style-name="T50">d</text:span><text:span text:style-name="T51">()</text:span><text:span text:style-name="T50">)</text:span><text:span text:style-name="T42">;</text:span></text:p>
      <text:p text:style-name="P53"><text:span text:style-name="T41"><text:s text:c="4"/></text:span><text:span text:style-name="T50">parametros.put(</text:span><text:span text:style-name="T56">"name"</text:span><text:span text:style-name="T42">, </text:span><text:span text:style-name="T43">filter.getN</text:span><text:span text:style-name="T50">ame</text:span><text:span text:style-name="T51">()</text:span><text:span text:style-name="T50">)</text:span><text:span text:style-name="T42">;</text:span></text:p>
      <text:p text:style-name="P59"><text:span text:style-name="T42"><text:s text:c="8"/>parametros.put(</text:span><text:span text:style-name="T56">"</text:span><text:span text:style-name="T57">description</text:span><text:span text:style-name="T56">"</text:span><text:span text:style-name="T42">, </text:span><text:span text:style-name="T43">filter.getN</text:span><text:span text:style-name="T42">ame</text:span><text:span text:style-name="T43">()</text:span><text:span text:style-name="T42">);</text:span></text:p>
      <text:p text:style-name="P53"><text:span text:style-name="T41"><text:s text:c="4"/></text:span><text:span text:style-name="T42">return </text:span><text:span text:style-name="T61">namedParameterJdbcTemplate</text:span></text:p>
      <text:p text:style-name="P59"><text:span text:style-name="T60"><text:s text:c="12"/></text:span><text:span text:style-name="T50">.query(</text:span><text:span text:style-name="T56">"SELECT * FROM orders WHERE id=:id and name=:name </text:span><text:span text:style-name="T57">and description = :description</text:span><text:span text:style-name="T56">"</text:span></text:p>
      <text:p text:style-name="P53"><text:span text:style-name="T55"><text:s text:c="20"/></text:span><text:span text:style-name="T42">, </text:span><text:span text:style-name="T50">parametros</text:span></text:p>
      <text:p text:style-name="P53"><text:s text:c="20"/><text:span text:style-name="T42">, new </text:span><text:span text:style-name="T50">BeanPropertyRowMapper(Order.</text:span><text:span text:style-name="T42">class</text:span><text:span text:style-name="T50">)</text:span></text:p>
      <text:p text:style-name="P53"><text:s text:c="12"/><text:span text:style-name="T50">)</text:span><text:span text:style-name="T42">;</text:span></text:p>
      <text:p text:style-name="P67">}</text:p>
      <text:p text:style-name="P29">Exemplo com JDBI <text:span text:style-name="T65">de forma fluent </text:span></text:p>
      <text:p text:style-name="P59"><text:span text:style-name="T44">public </text:span><text:span text:style-name="T52">List&lt;Order&gt; </text:span><text:span text:style-name="T46">findBy</text:span><text:span text:style-name="T47">Filter</text:span><text:span text:style-name="T52">(</text:span><text:span text:style-name="T51">OrderFilter filter</text:span><text:span text:style-name="T52">) {<text:line-break/><text:tab/></text:span><text:span text:style-name="T61">jdbi</text:span><text:span text:style-name="T50">.registerRowMapper(BeanMapper.</text:span><text:span text:style-name="T53">factory</text:span><text:span text:style-name="T50">(</text:span><text:span text:style-name="Source_20_Text"><text:span text:style-name="T13">Order</text:span></text:span><text:span text:style-name="Source_20_Text"><text:span text:style-name="T12">.class</text:span></text:span><text:span text:style-name="T50">))</text:span><text:span text:style-name="T42">;</text:span></text:p>
      <text:p text:style-name="P57">return <text:span text:style-name="Source_20_Text"><text:span text:style-name="T12">jdbi.withHandle(handle → handle.createQuery(</text:span></text:span><text:span text:style-name="Source_20_Text"><text:span text:style-name="T22">"</text:span></text:span><text:span text:style-name="Source_20_Text"><text:span text:style-name="T29">SELECT * FROM orders <text:tab/>WHERE id=:id and name=:name </text:span></text:span><text:span text:style-name="Source_20_Text"><text:span text:style-name="T30">and description = :description</text:span></text:span><text:span text:style-name="Source_20_Text"><text:span text:style-name="T22">"</text:span></text:span><text:span text:style-name="Source_20_Text"><text:span text:style-name="T12">)</text:span></text:span></text:p>
      <text:p text:style-name="P57"><text:span text:style-name="Source_20_Text"><text:span text:style-name="T12"><text:s text:c="10"/>.</text:span></text:span><text:span text:style-name="Source_20_Text"><text:span text:style-name="T13">bindBean(filter)</text:span></text:span><text:span text:style-name="Source_20_Text"><text:span text:style-name="T12"><text:line-break/><text:tab/>.mapTo(</text:span></text:span><text:span text:style-name="Source_20_Text"><text:span text:style-name="T13">Order</text:span></text:span><text:span text:style-name="Source_20_Text"><text:span text:style-name="T12">.class)</text:span></text:span></text:p>
      <text:p text:style-name="P57"><text:span text:style-name="Source_20_Text"><text:span text:style-name="T25"><text:s text:c="5"/></text:span></text:span><text:span text:style-name="Source_20_Text"><text:span text:style-name="T12">.list()</text:span></text:span><text:span text:style-name="Source_20_Text"><text:span text:style-name="T13">);</text:span></text:span></text:p>
      <text:p text:style-name="P58">}</text:p>
      <text:p text:style-name="P58"/>
      <text:p text:style-name="P58"/>
      <text:p text:style-name="P58"/>
      <text:p text:style-name="P43"><text:span text:style-name="Source_20_Text"><text:span text:style-name="T11"/></text:span></text:p>
      <text:p text:style-name="P30"><text:span text:style-name="Source_20_Text"><text:span text:style-name="T10">Exemplo com JDBI </text:span></text:span><text:span text:style-name="Source_20_Text"><text:span text:style-name="T17">de forma declarative</text:span></text:span></text:p>
      <text:p text:style-name="P30"><text:span text:style-name="Source_20_Text"><text:span text:style-name="T17"/></text:span></text:p>
      <text:p text:style-name="P58">@SqlQuery("<text:span text:style-name="Source_20_Text"><text:span text:style-name="T29">SELECT * FROM orders <text:tab/>WHERE id=:id and name=:name </text:span></text:span><text:span text:style-name="Source_20_Text"><text:span text:style-name="T28">and description = :description</text:span></text:span>")</text:p>
      <text:p text:style-name="P58"><text:s text:c="4"/>@RegisterBeanMapper(Order.class)</text:p>
      <text:p text:style-name="P33"><text:span text:style-name="Source_20_Text"><text:span text:style-name="T17"><text:s text:c="4"/>List&lt;User&gt; </text:span></text:span><text:span text:style-name="Source_20_Text"><text:span text:style-name="T38">findBy</text:span></text:span><text:span text:style-name="Source_20_Text"><text:span text:style-name="T39">Filter</text:span></text:span><text:span text:style-name="Source_20_Text"><text:span text:style-name="T17">(@BindBean OrderFilter filter); </text:span></text:span></text:p>
      <text:p text:style-name="P30"><text:span text:style-name="Source_20_Text"><text:span text:style-name="T17"/></text:span></text:p>
      <text:p text:style-name="P45"><text:span text:style-name="Source_20_Text"><text:span text:style-name="T15">Exemplo salva um objeto com 4 atributos e retornando id</text:span></text:span></text:p>
      <text:p text:style-name="P44"><text:span text:style-name="Source_20_Text"><text:span text:style-name="T17">Exemplo com JDBC</text:span></text:span></text:p>
      <text:p text:style-name="P44"><text:span text:style-name="Source_20_Text"><text:span text:style-name="T34"/></text:span></text:p>
      <text:p text:style-name="P55"><text:span text:style-name="Source_20_Text"><text:span text:style-name="T36">public </text:span></text:span><text:span text:style-name="Source_20_Text"><text:span text:style-name="T32">Order </text:span></text:span><text:span text:style-name="Source_20_Text"><text:span text:style-name="T37">save</text:span></text:span><text:span text:style-name="Source_20_Text"><text:span text:style-name="T32">(Order order) {</text:span></text:span></text:p>
      <text:p text:style-name="P53"><text:s text:c="4"/><text:span text:style-name="T50">MapSqlParameterSource parametros = </text:span><text:span text:style-name="T42">new </text:span><text:span text:style-name="T50">MapSqlParameterSource()</text:span><text:span text:style-name="T42">;</text:span></text:p>
      <text:p text:style-name="P53"><text:span text:style-name="T41"><text:s text:c="4"/></text:span><text:span text:style-name="T50">parametros.addValue(</text:span><text:span text:style-name="T56">"amount"</text:span><text:span text:style-name="T42">, </text:span><text:span text:style-name="T50">order.getAmount())</text:span><text:span text:style-name="T42">;</text:span></text:p>
      <text:p text:style-name="P53"><text:span text:style-name="T41"><text:s text:c="4"/></text:span><text:span text:style-name="T50">parametros.addValue(</text:span><text:span text:style-name="T56">"one"</text:span><text:span text:style-name="T42">, </text:span><text:span text:style-name="T50">order.getOne())</text:span><text:span text:style-name="T42">;</text:span></text:p>
      <text:p text:style-name="P53"><text:span text:style-name="T41"><text:s text:c="4"/></text:span><text:span text:style-name="T50">parametros.addValue(</text:span><text:span text:style-name="T56">"two"</text:span><text:span text:style-name="T42">, </text:span><text:span text:style-name="T50">order.getTwo())</text:span><text:span text:style-name="T42">;</text:span></text:p>
      <text:p text:style-name="P53"><text:span text:style-name="T41"><text:s text:c="4"/></text:span><text:span text:style-name="T50">parametros.addValue(</text:span><text:span text:style-name="T56">"tree"</text:span><text:span text:style-name="T42">, </text:span><text:span text:style-name="T50">order.getTree())</text:span><text:span text:style-name="T42">;</text:span></text:p>
      <text:p text:style-name="P53"><text:span text:style-name="T41"><text:s text:c="4"/></text:span><text:span text:style-name="T50">GeneratedKeyHolder generatedKeyHolder = </text:span><text:span text:style-name="T42">new </text:span><text:span text:style-name="T50">GeneratedKeyHolder()</text:span><text:span text:style-name="T42">;</text:span></text:p>
      <text:p text:style-name="P53"><text:span text:style-name="T41"><text:s text:c="4"/></text:span><text:span text:style-name="T61">namedParameterJdbcTemplate</text:span><text:span text:style-name="T50">.update(</text:span><text:span text:style-name="T56">"INSERT INTO orders(amount, one, two, tree) VALUES (:amount, :one, :two, :tree)"</text:span><text:span text:style-name="T42">, </text:span><text:span text:style-name="T50">parametros</text:span><text:span text:style-name="T42">, </text:span><text:span text:style-name="T50">generatedKeyHolder)</text:span><text:span text:style-name="T42">;</text:span></text:p>
      <text:p text:style-name="P53"><text:span text:style-name="T41"><text:s text:c="4"/></text:span><text:span text:style-name="T50">order.setId(Long.</text:span><text:span text:style-name="T53">parseLong</text:span><text:span text:style-name="T50">(generatedKeyHolder.getKey()))</text:span><text:span text:style-name="T42">;</text:span></text:p>
      <text:p text:style-name="P53"><text:span text:style-name="T41"><text:s text:c="4"/></text:span><text:span text:style-name="T42">return </text:span><text:span text:style-name="T50">order</text:span><text:span text:style-name="T42">;</text:span></text:p>
      <text:p text:style-name="P67">}</text:p>
      <text:p text:style-name="P44"><text:span text:style-name="Source_20_Text"><text:span text:style-name="T14">Exemplo com JDBI </text:span></text:span><text:span text:style-name="Source_20_Text"><text:span text:style-name="T15">de forma fluent</text:span></text:span></text:p>
      <text:p text:style-name="P56"><text:span text:style-name="Source_20_Text"><text:span text:style-name="T36">public </text:span></text:span><text:span text:style-name="Source_20_Text"><text:span text:style-name="T32">Order </text:span></text:span><text:span text:style-name="Source_20_Text"><text:span text:style-name="T37">save</text:span></text:span><text:span text:style-name="Source_20_Text"><text:span text:style-name="T32">(Order order) { <text:line-break/><text:tab/></text:span></text:span><text:span text:style-name="Source_20_Text"><text:span text:style-name="T40">jdbi.useHandle(handle -&gt;</text:span></text:span></text:p>
      <text:p text:style-name="P56"><text:soft-page-break/><text:span text:style-name="Source_20_Text"><text:span text:style-name="T40"><text:s text:c="3"/><text:tab/><text:tab/>handle.createUpdate("</text:span></text:span><text:span text:style-name="Source_20_Text"><text:span text:style-name="T31">INSERT INTO orders(amount, one, two, tree) VALUES (:amount, :one, :two, :tree)</text:span></text:span><text:span text:style-name="Source_20_Text"><text:span text:style-name="T40">")</text:span></text:span></text:p>
      <text:p text:style-name="P56"><text:span text:style-name="Source_20_Text"><text:span text:style-name="T40"><text:s text:c="12"/>.bindBean(order)</text:span></text:span></text:p>
      <text:p text:style-name="P56"><text:span text:style-name="Source_20_Text"><text:span text:style-name="T40"><text:s text:c="12"/>.execute()</text:span></text:span></text:p>
      <text:p text:style-name="P56"><text:span text:style-name="Source_20_Text"><text:span text:style-name="T40"><text:tab/>);</text:span></text:span></text:p>
      <text:p text:style-name="P56"><text:span text:style-name="Source_20_Text"><text:span text:style-name="T40">);</text:span></text:span></text:p>
      <text:p text:style-name="P44"/>
      <text:p text:style-name="P44"><text:span text:style-name="Source_20_Text"><text:span text:style-name="T15"/></text:span></text:p>
      <text:p text:style-name="P45"><text:span text:style-name="Source_20_Text"><text:span text:style-name="T15">Exemplo com JDBI de forma declarativa</text:span></text:span></text:p>
      <text:p text:style-name="P45"><text:span text:style-name="Source_20_Text"><text:span text:style-name="T35"/></text:span></text:p>
      <text:p text:style-name="P56"><text:span text:style-name="Source_20_Text"><text:span text:style-name="T40"/></text:span></text:p>
      <text:p text:style-name="P56"><text:span text:style-name="Source_20_Text"><text:span text:style-name="T40"/></text:span></text:p>
      <text:p text:style-name="P56"><text:span text:style-name="Source_20_Text"><text:span text:style-name="T40"/></text:span></text:p>
      <text:p text:style-name="P56"><text:span text:style-name="Source_20_Text"><text:span text:style-name="T40">@SqlUpdate</text:span></text:span><text:span text:style-name="Source_20_Text"><text:span text:style-name="T33">(</text:span></text:span><text:span text:style-name="Source_20_Text"><text:span text:style-name="T31">"INSERT INTO orders(amount, one, two, tree) " </text:span></text:span><text:span text:style-name="Source_20_Text"><text:span text:style-name="T33">+</text:span></text:span></text:p>
      <text:p text:style-name="P53"><text:s text:c="8"/><text:span text:style-name="T56">" <text:s text:c="2"/>VALUES (:amount, :one, :two, :tree)"</text:span><text:span text:style-name="T50">)</text:span></text:p>
      <text:p text:style-name="P64">@GetGeneratedKeys</text:p>
      <text:p text:style-name="P67">Long <text:span text:style-name="T45">insertBean</text:span>(<text:span text:style-name="T67">@BindBean </text:span>Order user)<text:span text:style-name="T41">;</text:span></text:p>
      <text:p text:style-name="P45"><text:span text:style-name="Source_20_Text"><text:span text:style-name="T15"/></text:span></text:p>
      <text:p text:style-name="P43"><text:span text:style-name="Source_20_Text"><text:span text:style-name="T11"/></text:span></text:p>
      <text:p text:style-name="P28">Comparando JDBI <text:span text:style-name="T66">com JPA Hibernate</text:span></text:p>
      <text:p text:style-name="P25">Conforme comentado um dos problemas apontados no uso do <text:span text:style-name="T66">JPA</text:span> é o fato dele <text:span text:style-name="T66">acabar executando muitas coisas de forma não clara e que quando o desenvolvedor não possui absoluto conhecimento pode se tornar um problema</text:span>:</text:p>
      <text:p text:style-name="P34"/>
      <text:p text:style-name="P35">temos a seguinte situação utilizando JPA, possuimos uma relacao de 1 pedido para N itens <text:span text:style-name="T71">e precisamos buscalo</text:span></text:p>
      <text:p text:style-name="P35"/>
      <text:p text:style-name="P48"/>
      <text:p text:style-name="P49"><text:span text:style-name="T41">public class </text:span>Orders {</text:p>
      <text:p text:style-name="P60"><text:s text:c="4"/><text:span text:style-name="T68">@Id</text:span></text:p>
      <text:p text:style-name="P53"><text:span text:style-name="T67"><text:s text:c="4"/></text:span><text:span text:style-name="T68">@GeneratedValue</text:span><text:span text:style-name="T50">(strategy = GenerationType.IDENTITY)</text:span></text:p>
      <text:p text:style-name="P53"><text:s text:c="4"/><text:span text:style-name="T42">private </text:span><text:span text:style-name="T50">Long id</text:span><text:span text:style-name="T42">;</text:span></text:p>
      <text:p text:style-name="P53"><text:span text:style-name="T41"><text:s text:c="4"/></text:span><text:span text:style-name="T50">...</text:span></text:p>
      <text:p text:style-name="P53"><text:s text:c="4"/><text:span text:style-name="T68">@OneToMany</text:span><text:span text:style-name="T50">(</text:span></text:p>
      <text:p text:style-name="P53"><text:s text:c="12"/><text:span text:style-name="T50">mappedBy = </text:span><text:span text:style-name="T56">"order"</text:span><text:span text:style-name="T42">,</text:span></text:p>
      <text:p text:style-name="P53"><text:span text:style-name="T41"><text:s text:c="12"/></text:span><text:span text:style-name="T50">cascade = CascadeType.</text:span><text:span text:style-name="T62">ALL</text:span><text:span text:style-name="T42">,</text:span></text:p>
      <text:p text:style-name="P53"><text:span text:style-name="T41"><text:s text:c="12"/></text:span><text:span text:style-name="T50">fetch = FetchType.</text:span><text:span text:style-name="T62">EAGER</text:span></text:p>
      <text:p text:style-name="P53"><text:span text:style-name="T60"><text:s text:c="4"/></text:span><text:span text:style-name="T50">)</text:span></text:p>
      <text:p text:style-name="P53"><text:s text:c="4"/><text:span text:style-name="T42">private </text:span><text:span text:style-name="T50">List&lt;Items&gt; </text:span><text:span text:style-name="T61">items</text:span><text:span text:style-name="T42">;</text:span></text:p>
      <text:p text:style-name="P67">}<text:line-break/><text:line-break/><text:line-break/><text:span text:style-name="T41">public class </text:span>Items {</text:p>
      <text:p text:style-name="P67"><text:tab/>….</text:p>
      <text:p text:style-name="P67"><text:tab/><text:span text:style-name="T71">private Long id;</text:span></text:p>
      <text:p text:style-name="P53"><text:s text:c="4"/><text:span text:style-name="T68">@ManyToOne</text:span><text:span text:style-name="T50">(fetch=FetchType.</text:span><text:span text:style-name="T62">EAGER</text:span><text:span text:style-name="T50">)</text:span></text:p>
      <text:p text:style-name="P53"><text:s text:c="4"/><text:span text:style-name="T68">@JoinColumn</text:span><text:span text:style-name="T50">(name=</text:span><text:span text:style-name="T56">"orderid"</text:span><text:span text:style-name="T50">)</text:span></text:p>
      <text:p text:style-name="P53"><text:s text:c="4"/><text:span text:style-name="T42">private </text:span><text:span text:style-name="T50">Orders </text:span><text:span text:style-name="T61">order</text:span><text:span text:style-name="T42">;</text:span></text:p>
      <text:p text:style-name="P67">}</text:p>
      <text:p text:style-name="P67"/>
      <text:p text:style-name="P35"><text:soft-page-break/></text:p>
      <text:p text:style-name="P76"><text:span text:style-name="T42">public interface </text:span><text:span text:style-name="T64">OrderRepository </text:span><text:span text:style-name="T42">extends </text:span><text:span text:style-name="T64">JpaRepository&lt;Orders</text:span><text:span text:style-name="T42">, </text:span><text:span text:style-name="T64">Long&gt; {</text:span></text:p>
      <text:p text:style-name="P68">}</text:p>
      <text:p text:style-name="P50"><text:span text:style-name="T67"/></text:p>
      <text:p text:style-name="P50"><text:span text:style-name="T55"/></text:p>
      <text:p text:style-name="P70"><text:span text:style-name="T50"/></text:p>
      <text:p text:style-name="P37">parece otimo, bem conveniente com uma linha esta pronta a busca de uma lista de pedidos, porém esse é um cenario classico de N +1, onde para cada order encontrada sera feita uma segunda query para buscar item. Um problema grande onde um programador pouco atento pode não notar, certo então como corrigi-lo. Alterar o mapeamento para buscar itens de forma LAZY pode parecer resolver para esse caso, mas devemos considerar que alterar o mapeamento de uma model significa impactar em outros pontos que utilizam, onde podem não precisar dos dados de itens e que mudar esse comportamento iria resolver aqui e trazer problemas em outros locais, então como resolver?</text:p>
      <text:p text:style-name="P37">Criando uma query jpql:</text:p>
      <text:p text:style-name="P37"/>
      <text:p text:style-name="P73"><text:span text:style-name="T42">public interface </text:span><text:span text:style-name="T50">OrderRepository </text:span><text:span text:style-name="T42">extends </text:span><text:span text:style-name="T50">JpaRepository&lt;Orders</text:span><text:span text:style-name="T42">, </text:span><text:span text:style-name="T50">Long&gt; {</text:span></text:p>
      <text:p text:style-name="P69"><text:span text:style-name="T67">@Query</text:span>(<text:span text:style-name="T55">"SELECT a FROM Account a "</text:span></text:p>
      <text:p text:style-name="P61"><text:span text:style-name="T55"><text:s text:c="3"/></text:span><text:span text:style-name="T50">+ </text:span><text:span text:style-name="T56">" INNER JOIN FETCH a.</text:span><text:span text:style-name="T58">items</text:span><text:span text:style-name="T56"> </text:span><text:span text:style-name="T58">i</text:span><text:span text:style-name="T56"> "</text:span><text:span text:style-name="T50">)</text:span></text:p>
      <text:p text:style-name="P70"><text:span text:style-name="T69">List</text:span>&lt;<text:span text:style-name="T69">Orders</text:span>&gt; <text:span text:style-name="T45">find</text:span><text:span text:style-name="T49">AllLazy</text:span>()<text:span text:style-name="T41">;</text:span></text:p>
      <text:p text:style-name="P71"><text:span text:style-name="T41">}</text:span></text:p>
      <text:p text:style-name="P65">Dessa forma conseguimos resolver o problema de N +1 e trazer junto os itens sem impactar no mapeamento, porém, será que ainda se torna conveniente e produtivo essa escrita? O que acontece se items tiver outros objetos sendo carregados de forma Lazy que não desejamos? Entramos em um loop de problemas de carregamentos indesejados que o tornam dificil de resolver, isso sem falar em problemas para escrever queries compĺexas e buscar atributos especificos de objetos.</text:p>
      <text:p text:style-name="P51"/>
      <text:p text:style-name="P37"/>
      <text:p text:style-name="P31">Exemplo com JDBI <text:span text:style-name="T70">de forma fluent</text:span></text:p>
      <text:p text:style-name="P31"/>
      <text:p text:style-name="P52"><text:span text:style-name="T41">public class </text:span>OrdersDto {</text:p>
      <text:p text:style-name="P52"><text:tab/>...</text:p>
      <text:p text:style-name="P53"><text:s text:c="4"/><text:span text:style-name="T42">private </text:span><text:span text:style-name="T50">Long </text:span><text:span text:style-name="T61">id</text:span><text:span text:style-name="T42">;</text:span></text:p>
      <text:p text:style-name="P74"><text:span text:style-name="T41"><text:s text:c="4"/></text:span><text:span text:style-name="T42">private </text:span><text:span text:style-name="T50">List&lt;ItemsDto&gt; </text:span><text:span text:style-name="T61">items</text:span><text:span text:style-name="T42">;</text:span></text:p>
      <text:p text:style-name="P75"><text:span text:style-name="T42">}</text:span></text:p>
      <text:p text:style-name="P75"><text:span text:style-name="T42"/></text:p>
      <text:p text:style-name="P72"><text:span text:style-name="T41">public class Items {</text:span></text:p>
      <text:p text:style-name="P53"><text:s text:c="4"/><text:span text:style-name="T50">...</text:span></text:p>
      <text:p text:style-name="P53"><text:s text:c="4"/><text:span text:style-name="T42">private </text:span><text:span text:style-name="T50">Long </text:span><text:span text:style-name="T63">id</text:span><text:span text:style-name="T42">;</text:span></text:p>
      <text:p text:style-name="P67">}</text:p>
      <text:p text:style-name="P75"><text:span text:style-name="T42"/></text:p>
      <text:p text:style-name="P31"/>
      <text:p text:style-name="P31"/>
      <text:p text:style-name="P36"><text:soft-page-break/><text:span text:style-name="T1">Exemplo com JDBI </text:span></text:p>
      <text:p text:style-name="P53"><text:s text:c="5"/><text:span text:style-name="T42">public interface OrderRepository extends SqlObject {</text:span></text:p>
      <text:p text:style-name="P53"><text:s text:c="4"/></text:p>
      <text:p text:style-name="P53"><text:span text:style-name="T41"><text:s text:c="4"/></text:span><text:span text:style-name="T42">default </text:span><text:span text:style-name="T50">List&lt;OrderDto&gt; </text:span><text:span text:style-name="T48">findAll</text:span><text:span text:style-name="T50">(Long ecommerceMasterOrderId) {</text:span></text:p>
      <text:p text:style-name="P53"><text:s text:c="8"/><text:span text:style-name="T50">Handle handle = getHandle()</text:span><text:span text:style-name="T42">;</text:span></text:p>
      <text:p text:style-name="P53"><text:span text:style-name="T41"><text:s text:c="8"/></text:span><text:span text:style-name="T50">LinkedHashMap&lt;Long</text:span><text:span text:style-name="T42">, </text:span><text:span text:style-name="T50">OrderDto&gt; result = handle.createQuery(“</text:span><text:span text:style-name="T54">SELECT o.id as o_id, i.id as i_id FROM order o inner join <text:s/>item i on i.orderid = o.id</text:span><text:span text:style-name="T62">”</text:span><text:span text:style-name="T50">)</text:span></text:p>
      <text:p text:style-name="P53"><text:s text:c="16"/><text:span text:style-name="T50">.registerRowMapper(BeanMapper.</text:span><text:span text:style-name="T53">factory</text:span><text:span text:style-name="T50">(OrderDto.</text:span><text:span text:style-name="T42">class, </text:span><text:span text:style-name="T56">"o"</text:span><text:span text:style-name="T50">))</text:span></text:p>
      <text:p text:style-name="P53"><text:s text:c="16"/><text:span text:style-name="T50">.registerRowMapper(BeanMapper.</text:span><text:span text:style-name="T53">factory</text:span><text:span text:style-name="T50">(</text:span><text:span text:style-name="T54">Item</text:span><text:span text:style-name="T50">Dto.</text:span><text:span text:style-name="T42">class, </text:span><text:span text:style-name="T56">"</text:span><text:span text:style-name="T59">i</text:span><text:span text:style-name="T56">"</text:span><text:span text:style-name="T50">))</text:span></text:p>
      <text:p text:style-name="P53"><text:s text:c="16"/><text:span text:style-name="T50">.reduceRows(</text:span><text:span text:style-name="T42">new </text:span><text:span text:style-name="T50">LinkedHashMap&lt;&gt;()</text:span><text:span text:style-name="T42">,</text:span></text:p>
      <text:p text:style-name="P53"><text:span text:style-name="T41"><text:s text:c="24"/></text:span><text:span text:style-name="T50">(map</text:span><text:span text:style-name="T42">, </text:span><text:span text:style-name="T50">rowView) -&gt; {</text:span></text:p>
      <text:p text:style-name="P53"><text:s text:c="28"/><text:span text:style-name="T50">OrderDto orderDto = map.computeIfAbsent(</text:span></text:p>
      <text:p text:style-name="P53"><text:s text:c="36"/><text:span text:style-name="T50">rowView.getColumn(</text:span><text:span text:style-name="T56">"o_id"</text:span><text:span text:style-name="T42">, </text:span><text:span text:style-name="T50">Long.</text:span><text:span text:style-name="T42">class</text:span><text:span text:style-name="T50">)</text:span><text:span text:style-name="T42">,</text:span></text:p>
      <text:p text:style-name="P53"><text:span text:style-name="T41"><text:s text:c="36"/></text:span><text:span text:style-name="T50">id -&gt; rowView.getRow(OrderDto.</text:span><text:span text:style-name="T42">class</text:span><text:span text:style-name="T50">))</text:span><text:span text:style-name="T42">;</text:span></text:p>
      <text:p text:style-name="P53"><text:span text:style-name="T41"><text:s text:c="28"/></text:span><text:s text:c="30"/><text:span text:style-name="T50">orderDto.</text:span><text:span text:style-name="T54">getItems</text:span><text:span text:style-name="T50">().add(rowView.getRow(</text:span><text:span text:style-name="T54">Item</text:span><text:span text:style-name="T50">Dto.</text:span><text:span text:style-name="T42">class</text:span><text:span text:style-name="T50">))</text:span><text:span text:style-name="T42">;</text:span></text:p>
      <text:p text:style-name="P53"><text:span text:style-name="T41"><text:s text:c="28"/></text:span><text:span text:style-name="T50">}</text:span></text:p>
      <text:p text:style-name="P53"><text:s text:c="28"/></text:p>
      <text:p text:style-name="P53"><text:s text:c="28"/><text:span text:style-name="T42">return </text:span><text:span text:style-name="T50">map</text:span><text:span text:style-name="T42">;</text:span></text:p>
      <text:p text:style-name="P53"><text:span text:style-name="T41"><text:s text:c="24"/></text:span><text:span text:style-name="T50">})</text:span><text:span text:style-name="T42">;</text:span></text:p>
      <text:p text:style-name="P53"><text:span text:style-name="T41"><text:s text:c="8"/></text:span><text:span text:style-name="T42">return new </text:span><text:span text:style-name="T50">ArrayList&lt;&gt;(result.values())</text:span><text:span text:style-name="T42">;</text:span></text:p>
      <text:p text:style-name="P74"><text:span text:style-name="T41"><text:s text:c="4"/></text:span><text:span text:style-name="T50">}</text:span></text:p>
      <text:p text:style-name="P62"><text:span text:style-name="T42"/></text:p>
      <text:p text:style-name="P66"/>
      <text:p text:style-name="P10"/>
      <text:p text:style-name="P40">Outra forma retornando map das entidades</text:p>
      <text:p text:style-name="P63">public interface UserDao {</text:p>
      <text:p text:style-name="P63"><text:s text:c="2"/>@SqlQuery("select <text:span text:style-name="T72">o</text:span>.id <text:span text:style-name="T72">as o</text:span>_id, <text:span text:style-name="T72">i</text:span>.<text:span text:style-name="T72">id as i_id </text:span>from <text:span text:style-name="T72">orders o</text:span> <text:span text:style-name="T72">inner </text:span>join <text:span text:style-name="T72">items i</text:span> on <text:span text:style-name="T72">i</text:span>.<text:span text:style-name="T72">order</text:span>id = <text:span text:style-name="T72">o</text:span>.id")</text:p>
      <text:p text:style-name="P63"><text:s text:c="2"/>@RegisterBeanMapper(value = <text:span text:style-name="T72">Order</text:span>.class, prefix = "<text:span text:style-name="T72">o</text:span>")</text:p>
      <text:p text:style-name="P63"><text:s text:c="2"/>@RegisterBeanMapper(value = <text:span text:style-name="T72">Item</text:span>.class, prefix = "<text:span text:style-name="T72">i</text:span>")</text:p>
      <text:p text:style-name="P63"><text:s text:c="2"/>Map&lt;<text:span text:style-name="T72">Orders</text:span>,<text:span text:style-name="T72">Items</text:span>&gt; <text:span text:style-name="T72">findAll</text:span>();</text:p>
      <text:p text:style-name="P63">}</text:p>
      <text:p text:style-name="P39"/>
      <text:p text:style-name="P40">O JDBI oferece formatos que possibilitam trazer em uma única ida ao banco relacionamento de 1 x N de forma clara, não tao facil como JPA, mas que proporciona uma confiança muito maior de que o que esta sendo executado é realmente a sua necessidade, ser acontecer surpresas não desejaveis, que implicam em problemas serios de performance.</text:p>
      <text:p text:style-name="P40"/>
      <text:p text:style-name="P40"/>
      <text:p text:style-name="P32">Benchmark</text:p>
      <text:p text:style-name="P10"/>
      <text:p text:style-name="P10">Problemas reais de hibernate após um longo tempo</text:p>
      <text:p text:style-name="P9">Quando hibernate <text:span text:style-name="T3">começou a mudar a curva de produtividade</text:span></text:p>
      <text:p text:style-name="P9"/>
      <text:p text:style-name="P10">produtividade inicial </text:p>
      <text:p text:style-name="P1"/>
      <text:p text:style-name="P1"/>
      <text:p text:style-name="P1">Pensando em outra alternativa além de hibernate</text:p>
      <text:p text:style-name="P1"/>
      <text:p text:style-name="P1">Hibernate é um framework ORM.</text:p>
      <text:p text:style-name="P1">Jdbi é uma abstração que roda em cima do JDBC</text:p>
      <text:p text:style-name="P1"/>
      <text:p text:style-name="P3">No projeto que trabalhei existiam duas vertentes de conexao / persistencia de banco , de um lado o Hibernate e em outros projetos o conhecido JDBC</text:p>
      <text:p text:style-name="P1"><text:soft-page-break/></text:p>
      <text:p text:style-name="P1">Os projetos ao qual trabalhei nos ultimos anos foram criados utilizando spring data jpa com implementacao Hibernate. Acompanhei diversas aplicações desde a fase inicial de concepção e mapeamento de entidades até sua implamentação em produção e posteriormente sua sustentação.</text:p>
      <text:p text:style-name="P1"/>
      <text:p text:style-name="P1">Durante esse percurso </text:p>
      <text:p text:style-name="P1"/>
      <text:p text:style-name="P1">Muitas vezes acabamos por ter de utilizar codigo nativo comqueries com subselects e outras necessidades, perdendo a caracteristicas hibernate de sua linguagem independente de bancos</text:p>
      <text:p text:style-name="P1"/>
      <text:p text:style-name="P1">Obtivemos problemas de desempenho em determinados pontos do sistema ao qual ocorria a execução de queries desnecessarias com joins, N +1 ou lazy loading necessitando ir mais de uma vez ao banco. E a solução muitas vezes era complicada devido a ser um mapeamento errado a nivel de dominio que inviabiliza uma mudanca porque impacta em diversos outros pontos</text:p>
      <text:p text:style-name="P1"/>
      <text:p text:style-name="P1">considero hibernate um framework muito complexo e que exige um bom conhecimento para evitar problemas, e que profissionais com pouca experiencia podem facilmente causar grandes problemas que são dificeis de resolver. E após vivenciar vários meses com uma equipe trabahlando com hibernate ainda é evidente que poucos conseguem entender o seu funcionamento e usalo de forma otimizada.</text:p>
      <text:p text:style-name="P1"/>
      <text:p text:style-name="P2">Um simples mapeamento mal pensado pode ser responsavel por muitos problemas ou dificuldades em outros fluxos, obrigando um implementacao especficica que tira a convenicenias da sintaxe hibernate</text:p>
      <text:p text:style-name="P2"/>
      <text:p text:style-name="P2"/>
      <text:p text:style-name="P2">queries complexas com clausulas opcionais ficam extremamente feias de usar a sintaxe de specifications e queries com trechos incomuns , subselectes exists são um pouco complexas de escrever e de debuggar a montagem da query</text:p>
      <text:p text:style-name="P2"/>
      <text:p text:style-name="P2">problema de N + 1 ocorreram em diversos pontos só sistema, onde a entidade possui uma relacao configurada como lazy loading e que acabava buscando em uma nova ida ao banco para cada item de uma listagem</text:p>
      <text:p text:style-name="P2"/>
      <text:p text:style-name="P2">necessidade de executar uma busca com join no modo Eager quando a entidade e configurada como Lazy é possível apenas quando se faz uma query jpql ou seja perdendo toda a conveniencia de crudrepository do jpa</text:p>
      <text:p text:style-name="P2"/>
      <text:p text:style-name="P2">Gargalo foi o banco , onde tivemos diversos problemas somente vistos em produção quando já era tarde demais para evitar, isso devido ao dev ser o mais responsavel e a revisao de codigo ser dificil de prever esses problemas</text:p>
      <text:p text:style-name="P2"/>
      <text:p text:style-name="P2">concluindo devido a esses problemas considero que hibernate torna mais lento o desenvolvimento no fim das contas</text:p>
      <text:p text:style-name="P2"/>
      <text:p text:style-name="P3"/>
      <text:p text:style-name="P3"/>
      <text:p text:style-name="P3"/>
      <text:p text:style-name="P3">Considerando esses problemas o que temos de opção no mercado ?</text:p>
      <text:p text:style-name="P3">Partindo para a ideia de não utilizar um ORM temos o conhecido JDBC que estabelece uma interação em baixo nivel com o banco onde qualquer mapeamento ou interacao necessidade de muito codigo e muitas vezes ilegivel ou dificil de dar manutencao e pouco claro</text:p>
      <text:p text:style-name="P3"><text:soft-page-break/></text:p>
      <text:p text:style-name="P3"/>
      <text:p text:style-name="P3"><text:span text:style-name="T1">JDBC</text:span> </text:p>
      <text:p text:style-name="P3">Problemas </text:p>
      <text:p text:style-name="P3">- Sintaxe ilegivel</text:p>
      <text:p text:style-name="P3">- Dificuldade de entendimento e revisão de codigo</text:p>
      <text:p text:style-name="P3">- Coisas simples exigem muito codigo</text:p>
      <text:p text:style-name="P3"/>
      <text:p text:style-name="P3">Beneficios</text:p>
      <text:p text:style-name="P3">- Performance</text:p>
      <text:p text:style-name="P3">- Certeza de que o que esta sendo escrito é o que realmente sera executado em banco</text:p>
      <text:p text:style-name="P3"/>
      <text:p text:style-name="P4">JPA/HIBERNATE</text:p>
      <text:p text:style-name="P3">Problemas</text:p>
      <text:p text:style-name="P3">- Facilmente gera problemas de performance</text:p>
      <text:p text:style-name="P3">- Dificuldade de resoluçoes de bugs já que impacta em outros fluxos</text:p>
      <text:p text:style-name="P3">- Queries mais complexos dificeis de implementar</text:p>
      <text:p text:style-name="P3"/>
      <text:p text:style-name="P3">Beneficios</text:p>
      <text:p text:style-name="P3">- Facilidade de operacoes de insert/update</text:p>
      <text:p text:style-name="P3">- <text:span text:style-name="T2">Facilidade em cruds simples sem relacionamentos</text:span></text:p>
      <text:p text:style-name="P3"/>
      <text:p text:style-name="P4"/>
      <text:p text:style-name="P3"/>
      <text:p text:style-name="P3"/>
      <text:p text:style-name="P3">Pensando nessa questao de hibernate ter problemas de Desempenho e JDBC ser muito baixo nivel e pouco produtivo , existe o JDBI ao qual considero um intermediario entre produtividade e controle do que e executado em banco</text:p>
      <text:p text:style-name="P3"/>
      <text:p text:style-name="P3"/>
      <text:p text:style-name="P8">## Proposta de artigos ##</text:p>
      <text:p text:style-name="P8">1 – Problemas com Hibernate / JPA e JDBC</text:p>
      <text:p text:style-name="P8">2 – Uso do JDBI</text:p>
      <text:p text:style-name="P8"><text:tab/>- Benchmark com outros frameworks</text:p>
      <text:p text:style-name="P8"><text:tab/>- Benchmark considerando operacoes iguais</text:p>
      <text:p text:style-name="P8"><text:tab/>- Benchmark considerando problemas de mapeamento<text:tab/><text:tab/></text:p>
      <text:p text:style-name="P8"><text:s/></text:p>
      <text:p text:style-name="P8"/>
      <text:p text:style-name="P8"><text:a xlink:type="simple" xlink:href="https://www.baeldung.com/java-microbenchmark-harness" text:style-name="Internet_20_link" text:visited-style-name="Visited_20_Internet_20_Link">https://www.baeldung.com/java-microbenchmark-harness</text:a></text:p>
      <text:p text:style-name="P8"/>
      <text:p text:style-name="P8"><text:a xlink:type="simple" xlink:href="https://blog.soshace.com/benchmark-java-applications-using-jmh/" text:style-name="Internet_20_link" text:visited-style-name="Visited_20_Internet_20_Link">https://blog.soshace.com/benchmark-java-applications-using-jmh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DejaVu Sans Mono', monospace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9:52:04.704050687</meta:creation-date>
    <dc:date>2020-08-12T20:59:25.636661811</dc:date>
    <meta:editing-duration>PT57M1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8" meta:paragraph-count="201" meta:word-count="2171" meta:character-count="15591" meta:non-whitespace-character-count="12835"/>
  </office:meta>
</office:document-meta>
</file>